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2aee9" officeooo:paragraph-rsid="0022aee9"/>
    </style:style>
    <style:style style:name="P2" style:family="paragraph" style:parent-style-name="Standard">
      <style:paragraph-properties fo:text-align="center" style:justify-single-word="false"/>
      <style:text-properties style:font-name="Nimbus Roman No9 L" fo:font-size="18pt" officeooo:rsid="001a3374" officeooo:paragraph-rsid="001a3374" style:font-size-asian="15.75pt" style:font-size-complex="18pt"/>
    </style:style>
    <style:style style:name="P3" style:family="paragraph" style:parent-style-name="Standard">
      <style:paragraph-properties fo:text-align="center" style:justify-single-word="false"/>
      <style:text-properties style:font-name="Nimbus Roman No9 L" fo:font-size="20pt" fo:font-weight="bold" officeooo:rsid="001c8012" officeooo:paragraph-rsid="001c8012" style:font-size-asian="17.5pt" style:font-weight-asian="bold" style:font-size-complex="20pt" style:font-weight-complex="bold"/>
    </style:style>
    <style:style style:name="P4" style:family="paragraph" style:parent-style-name="Standard">
      <style:paragraph-properties fo:text-align="center" style:justify-single-word="false"/>
      <style:text-properties style:font-name="Nimbus Roman No9 L" fo:font-size="16pt" fo:font-weight="bold" officeooo:rsid="001c8012" officeooo:paragraph-rsid="001c8012" style:font-size-asian="14pt" style:font-weight-asian="bold" style:font-size-complex="16pt" style:font-weight-complex="bold"/>
    </style:style>
    <style:style style:name="P5" style:family="paragraph" style:parent-style-name="Standard">
      <style:paragraph-properties fo:text-align="center" style:justify-single-word="false"/>
      <style:text-properties style:font-name="Nimbus Roman No9 L" fo:font-size="16pt" fo:font-weight="bold" officeooo:rsid="001f5ff1" officeooo:paragraph-rsid="001f5ff1"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Nimbus Roman No9 L" fo:font-size="24pt" style:text-underline-style="solid" style:text-underline-width="auto" style:text-underline-color="font-color" fo:font-weight="bold" officeooo:rsid="001c8012" officeooo:paragraph-rsid="001c8012"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Nimbus Roman No9 L" fo:font-size="24pt" officeooo:rsid="001c8012" officeooo:paragraph-rsid="001c8012" style:font-size-asian="24pt" style:font-size-complex="24pt"/>
    </style:style>
    <style:style style:name="P8" style:family="paragraph" style:parent-style-name="Standard" style:master-page-name="Footnote">
      <style:paragraph-properties fo:text-align="center" style:justify-single-word="false" style:page-number="auto"/>
      <style:text-properties style:font-name="Nimbus Roman No9 L" fo:font-size="18pt" officeooo:rsid="001a3374" officeooo:paragraph-rsid="001a3374" style:font-size-asian="15.75pt" style:font-size-complex="18pt"/>
    </style:style>
    <style:style style:name="P9" style:family="paragraph" style:parent-style-name="Standard">
      <style:paragraph-properties fo:text-align="center" style:justify-single-word="false"/>
      <style:text-properties style:font-name="Nimbus Roman No9 L" fo:font-size="24pt" style:text-underline-style="solid" style:text-underline-width="auto" style:text-underline-color="font-color" fo:font-weight="bold" officeooo:rsid="001c8012" officeooo:paragraph-rsid="001c8012"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Nimbus Roman No9 L" fo:font-size="24pt" style:text-underline-style="solid" style:text-underline-width="auto" style:text-underline-color="font-color" fo:font-weight="bold" officeooo:rsid="00233906" officeooo:paragraph-rsid="00233906"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Nimbus Roman No9 L" fo:font-size="18pt" officeooo:rsid="001a3374" officeooo:paragraph-rsid="001a3374" style:font-size-asian="15.75pt" style:font-size-complex="18pt"/>
    </style:style>
    <style:style style:name="P12" style:family="paragraph" style:parent-style-name="Standard">
      <style:paragraph-properties fo:text-align="center" style:justify-single-word="false"/>
      <style:text-properties style:font-name="Nimbus Roman No9 L" fo:font-size="16pt" fo:font-weight="bold" officeooo:rsid="001c8012" officeooo:paragraph-rsid="001c8012"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Nimbus Roman No9 L" fo:font-size="16pt" style:text-underline-style="solid" style:text-underline-width="auto" style:text-underline-color="font-color" fo:font-weight="bold" officeooo:rsid="00237d39" officeooo:paragraph-rsid="00237d39"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Nimbus Roman No9 L" fo:font-size="11pt" style:text-underline-style="none" fo:font-weight="normal" officeooo:rsid="00237d39" officeooo:paragraph-rsid="00237d3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5d519"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813d2"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Nimbus Roman No9 L" fo:font-size="11pt" style:text-underline-style="none" fo:font-weight="normal" officeooo:rsid="0025d519" officeooo:paragraph-rsid="002f3c42"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Nimbus Roman No9 L" fo:font-size="11pt" style:text-underline-style="none" fo:font-weight="normal" officeooo:rsid="002813d2" officeooo:paragraph-rsid="002813d2"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2c01f9"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322da4"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Nimbus Roman No9 L" fo:font-size="11pt" style:text-underline-style="none" fo:font-weight="normal" officeooo:rsid="002c01f9" officeooo:paragraph-rsid="00383c8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Nimbus Roman No9 L" fo:font-size="14pt" style:text-underline-style="solid" style:text-underline-width="auto" style:text-underline-color="font-color" fo:font-weight="bold" officeooo:rsid="0025d519" officeooo:paragraph-rsid="002813d2" style:font-size-asian="14pt" style:font-weight-asian="bold" style:font-size-complex="14pt" style:font-weight-complex="bold"/>
    </style:style>
    <style:style style:name="T1" style:family="text">
      <style:text-properties officeooo:rsid="0021100b"/>
    </style:style>
    <style:style style:name="T2" style:family="text">
      <style:text-properties officeooo:rsid="0021e9e1"/>
    </style:style>
    <style:style style:name="T3" style:family="text">
      <style:text-properties officeooo:rsid="00233906"/>
    </style:style>
    <style:style style:name="T4" style:family="text">
      <style:text-properties officeooo:rsid="002813d2"/>
    </style:style>
    <style:style style:name="T5" style:family="text">
      <style:text-properties officeooo:rsid="002c01f9"/>
    </style:style>
    <style:style style:name="T6" style:family="text">
      <style:text-properties style:text-line-through-style="solid" style:text-line-through-type="single"/>
    </style:style>
    <style:style style:name="T7" style:family="text">
      <style:text-properties officeooo:rsid="002f3c42"/>
    </style:style>
    <style:style style:name="T8" style:family="text">
      <style:text-properties officeooo:rsid="00322da4"/>
    </style:style>
    <style:style style:name="T9" style:family="text">
      <style:text-properties officeooo:rsid="0034aaa6"/>
    </style:style>
    <style:style style:name="T10" style:family="text">
      <style:text-properties officeooo:rsid="0037a7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6">Documentação -</text:p>
      <text:p text:style-name="P10">Trabalho de Programação Concorrente -</text:p>
      <text:p text:style-name="P6">Restaurante <text:span text:style-name="T3">Vegano</text:span></text:p>
      <text:p text:style-name="P3"/>
      <text:p text:style-name="P3"/>
      <text:p text:style-name="P3"/>
      <text:p text:style-name="P3"/>
      <text:p text:style-name="P3"/>
      <text:p text:style-name="P3"/>
      <text:p text:style-name="P3"/>
      <text:p text:style-name="P4"/>
      <text:p text:style-name="P4">Thiago de Oliveira Albuquerque</text:p>
      <text:p text:style-name="P4">14/017744<text:span text:style-name="T2">2</text:span></text:p>
      <text:p text:style-name="P4">Tópicos Avançados em Computadores - </text:p>
      <text:p text:style-name="P4">Programação Concorrente</text:p>
      <text:p text:style-name="P5">Universidade de Brasília – <text:span text:style-name="T1">Darcy Ribeiro</text:span></text:p>
      <text:p text:style-name="P13"><text:soft-page-break/>Peaceful Taste</text:p>
      <text:p text:style-name="P14"/>
      <text:p text:style-name="P14"/>
      <text:p text:style-name="P22">1. Introdução</text:p>
      <text:p text:style-name="P16"><text:tab/></text:p>
      <text:p text:style-name="P16"><text:tab/><text:span text:style-name="T7">Hodiernamente, programação concorrente está em larga demanda. As ideias desenvolvidas na área de concorrência tem sido crescentemente importantes para a maturação e a manutenibilidade das linguagens de programação e suas aplicações. Além de sua crescente popularidade na construção de sistemas multiprogramados, isto é, sistemas de tempo compartilhado, diversas pesquisas têm sido desenvolvidas com base ou com foco em programação concorrente. Um dos melhores exemplos em que se pode comprovar a importância destes conceitos é o desenvolvimento de sistemas operacionais, os quais estão presentes em todos os <text:s/>computadores e implementados de diversas formas, porém, todos aplicam conceitos avançados de programação concorrente.</text:span><text:tab/></text:p>
      <text:p text:style-name="P16"/>
      <text:p text:style-name="P22"><text:span text:style-name="T4">2</text:span>. <text:span text:style-name="T4">Descrição</text:span></text:p>
      <text:p text:style-name="P17"><text:tab/></text:p>
      <text:p text:style-name="P17"><text:span text:style-name="T5"><text:tab/>O trabalho consiste em um restaurante vegano (Peaceful Taste ou Sabor Pacífico). O restaurante possui 10 garçons, 10 cozinheiros, 20 mesas, 5 cadeiras para cada mesa, 2 banheiros, masculino e feminino, podendo cada um conter no máximo 5 pessoas, um anfitrião que recebe os clientes na entrada e os encaminha para seus assentos, e um caixa, o qual pode possuir uma fila ou não.</text:span></text:p>
      <text:p text:style-name="P21"><text:tab/>O restaurante pode lotar e, nesse caso, qualquer novo cliente <text:span text:style-name="T8">irá</text:span> embora assim que verificar a ausência de assentos disponíveis; a comida nunca acabará, o restaurante sempre terá suprimentos suficientes para atender às necessidades dos clientes; (<text:span text:style-name="T6">o restaurante abre 3 vezes ao dia por algumas horas</text:span>); o número de mesas é mapeado e cada mesa <text:span text:style-name="T8">deve</text:span> <text:span text:style-name="T8">con</text:span>ter no máximo 5 lugares; <text:span text:style-name="T6">clientes sentam juntos somente quando estiverem juntos</text:span>; <text:span text:style-name="T9">a entrada de cada cliente deve ser sincronizada de modo a permitir que apenas um cliente entre no restaurante por vez, e a mesma ideia vale para a saída do restaurante.</text:span></text:p>
      <text:p text:style-name="P21"><text:span text:style-name="T9"><text:tab/> </text:span></text:p>
      <text:p text:style-name="P19"><text:tab/></text:p>
      <text:p text:style-name="P22"><text:span text:style-name="T4">3</text:span>. <text:span text:style-name="T4">Implementação</text:span></text:p>
      <text:p text:style-name="P16"/>
      <text:p text:style-name="P20"><text:span text:style-name="T10">Foram necessárias </text:span><text:s/><text:span text:style-name="T8">rotinas</text:span>, uma para o cozinheiro, uma para os clientes (talvez um monitor contendo algumas ações possíveis para os clientes, como pratos, comer, ir ao banheiro, ir à fila do caixa pagar a conta, esperar na fila etc), umas função para os garçons.</text:p>
      <text:p text:style-name="P20"/>
      <text:p text:style-name="P20">Serão necessárias algumas variáveis de sincronização do tipo lock para o banheiro, para o caixa, para a fila (concorrente?), para as mesas e cadeiras. Cada mesa deve ter um id e pelo menos 5 lugares, cada cadeira com seu respectivo id, referente àquela mesa. Pode ser criada uma matriz, onde casa linha representa uma mesa e cada elemento de uma dada linha representa uma cadeira. Cada elemento deve ser do tipo booleano, pois assim, saber-se-á que uma cadeira está ocupada caso o valor na posição referente à ela da matriz for 1, e 0 caso não esteja ocupada. Deve-se pensar a respeito da possibilidade de clientes desconhecidos sentarem-se juntos ou permitir que clientes sentem juntos somente se eles chegarem juntos ao restaurante (deve-se pensar a respeito do trabalho que isso pode dar). </text:p>
      <text:p text:style-name="P20"></text:p>
      <text:p text:style-name="P20">Talvez seja uma boa ideia utilizar os clocks do computador. Dessa forma, pode-se gerar um valor aleatório que indicaria quanto tempo um cliente ficará no restaurante, e os clocks contados até chegar nesse valor gerado. Ao alcançar um número de clocks igual ao valor gerado, o cliente entra na fila do caixa e, assim que pagar sua conta, a qual deve ser calculada a medida que ele consome, ele vai embora do restaurante, alertando o anfitrião de que há um cliente a menos no restaurante. </text:p>
      <text:p text:style-name="P20"></text:p>
      <text:p text:style-name="P20">100 cadeiras, 20 mesas, cada uma com 5 lugares</text:p>
      <text:p text:style-name="P20"></text:p>
      <text:p text:style-name="P20"><text:soft-page-break/>-Cozinheiro (Quantos?):</text:p>
      <text:p text:style-name="P20"><text:tab/>O cozinheiro pode preparar alguns pratos, os quais estarão no menu e disponíveis aos clientes. Há uma opção especial que é "Escolha do Chefe", onde o próprio chefe escolhe um prato especial para o cliente. O chefe é sinalizado sempre que um cliente faz um pedido, caso contrário, permanece inativo.</text:p>
      <text:p text:style-name="P20">-Clientes:</text:p>
      <text:p text:style-name="P20"><text:tab/>Algumas funcionalidades deem ser implementadas para os clientes. Tais funcionalidades podem ser chegar <text:tab/></text:p>
      <text:p text:style-name="P20">-Garçons:</text:p>
      <text:p text:style-name="P20"><text:tab/></text:p>
      <text:p text:style-name="P20">-Fila:</text:p>
      <text:p text:style-name="P20"><text:tab/></text:p>
      <text:p text:style-name="P20">-Caixas:</text:p>
      <text:p text:style-name="P20"><text:tab/></text:p>
      <text:p text:style-name="P20">-Anfitrião (semáforo):</text:p>
      <text:p text:style-name="P20"><text:tab/></text:p>
      <text:p text:style-name="P20">-Banheiro:</text:p>
      <text:p text:style-name="P20"><text:tab/></text:p>
      <text:p text:style-name="P20">-Cadeiras:</text:p>
      <text:p text:style-name="P20"><text:tab/></text:p>
      <text:p text:style-name="P20">-Mesas:</text:p>
      <text:p text:style-name="P20"/>
      <text:p text:style-name="P16"><text:tab/></text:p>
      <text:p text:style-name="P22"><text:span text:style-name="T4">4</text:span>. <text:span text:style-name="T4">Conclusão</text:span></text:p>
      <text:p text:style-name="P15"><text:tab/></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22aee9" officeooo:paragraph-rsid="0022ae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ootnote" style:page-layout-name="Mpm2">
      <style:footer>
        <text:p text:style-name="MP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9:47:44.590841753</meta:creation-date>
    <dc:date>2016-10-19T15:23:13.805599035</dc:date>
    <meta:editing-duration>PT3H31M47S</meta:editing-duration>
    <meta:editing-cycles>31</meta:editing-cycles>
    <meta:generator>LibreOffice/4.2.8.2$Linux_X86_64 LibreOffice_project/420m0$Build-2</meta:generator>
    <meta:document-statistic meta:table-count="0" meta:image-count="0" meta:object-count="0" meta:page-count="3" meta:paragraph-count="47" meta:word-count="644" meta:character-count="4116" meta:non-whitespace-character-count="3451"/>
  </office:meta>
</office:document-meta>
</file>